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brima" fo:font-size="24pt" officeooo:rsid="00042cf6" officeooo:paragraph-rsid="00042cf6" style:font-size-asian="24pt" style:font-size-complex="24pt"/>
    </style:style>
    <style:style style:name="P2" style:family="paragraph" style:parent-style-name="Standard">
      <style:text-properties style:font-name="Ebrima" fo:font-size="24pt" officeooo:rsid="00053bfa" officeooo:paragraph-rsid="00053bfa" style:font-size-asian="24pt" style:font-size-complex="24pt"/>
    </style:style>
    <style:style style:name="P3" style:family="paragraph" style:parent-style-name="Standard">
      <style:text-properties style:font-name="Ebrima" fo:font-size="24pt" officeooo:rsid="0005fc98" officeooo:paragraph-rsid="0005fc98" style:font-size-asian="24pt" style:font-size-complex="24pt"/>
    </style:style>
    <style:style style:name="P4" style:family="paragraph" style:parent-style-name="Standard">
      <style:text-properties style:font-name="Ebrima" fo:font-size="24pt" officeooo:rsid="000783f6" officeooo:paragraph-rsid="000783f6" style:font-size-asian="24pt" style:font-size-complex="24pt"/>
    </style:style>
    <style:style style:name="P5" style:family="paragraph" style:parent-style-name="Standard">
      <style:text-properties style:font-name="Ebrima" fo:font-size="24pt" officeooo:rsid="000825c0" officeooo:paragraph-rsid="000825c0" style:font-size-asian="24pt" style:font-size-complex="24pt"/>
    </style:style>
    <style:style style:name="P6" style:family="paragraph" style:parent-style-name="Standard">
      <style:text-properties style:font-name="Ebrima" fo:font-size="24pt" officeooo:rsid="0008ee28" officeooo:paragraph-rsid="0008ee28" style:font-size-asian="24pt" style:font-size-complex="24pt"/>
    </style:style>
    <style:style style:name="P7" style:family="paragraph" style:parent-style-name="Standard">
      <style:text-properties style:font-name="Ebrima" fo:font-size="24pt" officeooo:rsid="00042cf6" officeooo:paragraph-rsid="00042cf6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3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46 ist ein Rechtschreibfehler: Intentsitäts-peak</text:p>
      <text:p text:style-name="P1"><text:line-break/><text:span text:style-name="T2">Was bedeutet zyklisch bei Variabl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4S</meta:editing-duration>
    <meta:editing-cycles>8</meta:editing-cycles>
    <meta:generator>LibreOffice/4.1.4.2$Windows_x86 LibreOffice_project/0a0440ccc0227ad9829de5f46be37cfb6edcf72</meta:generator>
    <dc:date>2014-07-13T17:14:12.530000000</dc:date>
    <meta:document-statistic meta:table-count="0" meta:image-count="0" meta:object-count="0" meta:page-count="1" meta:paragraph-count="2" meta:word-count="12" meta:character-count="95" meta:non-whitespace-character-count="84"/>
    <meta:user-defined meta:name="Info 1"/>
    <meta:user-defined meta:name="Info 2"/>
    <meta:user-defined meta:name="Info 3"/>
    <meta:user-defined meta:name="Info 4"/>
  </office:meta>
</office:document-meta>
</file>